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5f2ba" officeooo:paragraph-rsid="0015f2ba" style:font-size-asian="12.25pt" style:font-size-complex="14pt"/>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paragraph-properties fo:margin-left="0in" fo:margin-right="0in" fo:text-align="start" style:justify-single-word="false" fo:text-indent="0in" style:auto-text-indent="false"/>
      <style:text-properties fo:color="#000000" style:font-name="Monospace" fo:font-size="12pt" style:font-size-asian="12pt"/>
    </style:style>
    <style:style style:name="P4" style:family="paragraph" style:parent-style-name="Standard">
      <style:text-properties fo:color="#000000" style:font-name="Monospace" fo:font-size="12pt" officeooo:rsid="0015f2ba" officeooo:paragraph-rsid="0015f2ba" style:font-size-asian="12pt" style:font-size-complex="14pt"/>
    </style:style>
    <style:style style:name="T1" style:family="text">
      <style:text-properties style:text-underline-style="solid" style:text-underline-width="auto" style:text-underline-color="font-color"/>
    </style:style>
    <style:style style:name="T2" style:family="text">
      <style:text-properties fo:color="#000000" style:font-name="Monospace" fo:font-size="12pt" style:font-size-asian="12pt"/>
    </style:style>
    <style:style style:name="T3" style:family="text">
      <style:text-properties fo:color="#7f0055" style:font-name="Monospace" fo:font-size="12pt" fo:font-weight="bold" style:font-size-asian="12pt" style:font-weight-asian="bold"/>
    </style:style>
    <style:style style:name="T4" style:family="text">
      <style:text-properties fo:color="#6a3e3e" style:font-name="Monospace" fo:font-size="12pt" style:font-size-asian="12pt"/>
    </style:style>
    <style:style style:name="T5" style:family="text">
      <style:text-properties officeooo:rsid="00174a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Problem 1:</text:span><text:line-break/></text:p>
      <text:p text:style-name="P1">1. The algorithm that I chose was Mergesort because the worst case and the best case time complexity for this sorting method is O(N log N). It satisfies the algorithm because <text:span text:style-name="T5">it orders the array in such a way that if two indexes had the same value then they would be sorted next to each other right away. Unlike an unstable algorithm which would take many tries before sorting the two values by each other.</text:span></text:p>
      <text:p text:style-name="P1"/>
      <text:p text:style-name="P1"/>
      <text:p text:style-name="P2"><text:span text:style-name="T2"><text:tab/><text:tab/></text:span><text:span text:style-name="T3">for</text:span><text:span text:style-name="T2"> (</text:span><text:span text:style-name="T3">int</text:span><text:span text:style-name="T2"> </text:span><text:span text:style-name="T4">i</text:span><text:span text:style-name="T2"> = 0; </text:span><text:span text:style-name="T4">i</text:span><text:span text:style-name="T2"> &lt; </text:span><text:span text:style-name="T4">mid</text:span><text:span text:style-name="T2">; </text:span><text:span text:style-name="T4">i</text:span><text:span text:style-name="T2">++){</text:span></text:p>
      <text:p text:style-name="P2"><text:span text:style-name="T2"><text:tab/><text:tab/><text:tab/></text:span><text:span text:style-name="T3">if</text:span><text:span text:style-name="T2"> (</text:span><text:span text:style-name="T4">a</text:span><text:span text:style-name="T2">[</text:span><text:span text:style-name="T4">i</text:span><text:span text:style-name="T2">] &gt; </text:span><text:span text:style-name="T4">a</text:span><text:span text:style-name="T2">[</text:span><text:span text:style-name="T4">i</text:span><text:span text:style-name="T2"> + 1]){</text:span></text:p>
      <text:p text:style-name="P2"><text:span text:style-name="T2"><text:tab/><text:tab/><text:tab/><text:tab/></text:span><text:span text:style-name="T4">temp</text:span><text:span text:style-name="T2"> = </text:span><text:span text:style-name="T4">a</text:span><text:span text:style-name="T2">[</text:span><text:span text:style-name="T4">i</text:span><text:span text:style-name="T2">];</text:span></text:p>
      <text:p text:style-name="P2"><text:span text:style-name="T2"><text:tab/><text:tab/><text:tab/><text:tab/></text:span><text:span text:style-name="T4">a</text:span><text:span text:style-name="T2">[</text:span><text:span text:style-name="T4">i</text:span><text:span text:style-name="T2">] = </text:span><text:span text:style-name="T4">a</text:span><text:span text:style-name="T2">[</text:span><text:span text:style-name="T4">i</text:span><text:span text:style-name="T2"> + 1];</text:span></text:p>
      <text:p text:style-name="P2"><text:span text:style-name="T2"><text:tab/><text:tab/><text:tab/><text:tab/></text:span><text:span text:style-name="T4">a</text:span><text:span text:style-name="T2">[</text:span><text:span text:style-name="T4">i</text:span><text:span text:style-name="T2"> + 1] = </text:span><text:span text:style-name="T4">temp</text:span><text:span text:style-name="T2">;</text:span></text:p>
      <text:p text:style-name="P3"><text:tab/><text:tab/><text:tab/>}</text:p>
      <text:p text:style-name="P3"><text:tab/><text:tab/>}</text:p>
      <text:p text:style-name="P3"><text:tab/></text:p>
      <text:p text:style-name="P3"><text:tab/><text:tab/></text:p>
      <text:p text:style-name="P2"><text:span text:style-name="T2"><text:tab/><text:tab/></text:span><text:span text:style-name="T3">for</text:span><text:span text:style-name="T2"> (</text:span><text:span text:style-name="T3">int</text:span><text:span text:style-name="T2"> </text:span><text:span text:style-name="T4">j</text:span><text:span text:style-name="T2"> = </text:span><text:span text:style-name="T4">mid</text:span><text:span text:style-name="T2"> <text:s/>+ 1; </text:span><text:span text:style-name="T4">j</text:span><text:span text:style-name="T2"> &lt; </text:span><text:span text:style-name="T4">size</text:span><text:span text:style-name="T2">; </text:span><text:span text:style-name="T4">j</text:span><text:span text:style-name="T2"> ++)</text:span></text:p>
      <text:p text:style-name="P2"><text:span text:style-name="T2"><text:tab/><text:tab/><text:tab/></text:span><text:span text:style-name="T3">if</text:span><text:span text:style-name="T2"> (</text:span><text:span text:style-name="T4">a</text:span><text:span text:style-name="T2">[</text:span><text:span text:style-name="T4">j</text:span><text:span text:style-name="T2">] &gt; </text:span><text:span text:style-name="T4">a</text:span><text:span text:style-name="T2">[</text:span><text:span text:style-name="T4">j</text:span><text:span text:style-name="T2"> + 1]){</text:span></text:p>
      <text:p text:style-name="P2"><text:span text:style-name="T2"><text:tab/><text:tab/><text:tab/><text:tab/></text:span><text:span text:style-name="T4">temp</text:span><text:span text:style-name="T2"> = </text:span><text:span text:style-name="T4">a</text:span><text:span text:style-name="T2">[</text:span><text:span text:style-name="T4">j</text:span><text:span text:style-name="T2">];</text:span></text:p>
      <text:p text:style-name="P2"><text:span text:style-name="T2"><text:tab/><text:tab/><text:tab/><text:tab/></text:span><text:span text:style-name="T4">a</text:span><text:span text:style-name="T2">[</text:span><text:span text:style-name="T4">j</text:span><text:span text:style-name="T2">] = </text:span><text:span text:style-name="T4">a</text:span><text:span text:style-name="T2">[</text:span><text:span text:style-name="T4">j</text:span><text:span text:style-name="T2"> + 1];</text:span></text:p>
      <text:p text:style-name="P2"><text:span text:style-name="T2"><text:tab/><text:tab/><text:tab/><text:tab/></text:span><text:span text:style-name="T4">a</text:span><text:span text:style-name="T2">[</text:span><text:span text:style-name="T4">j</text:span><text:span text:style-name="T2"> + 1] = </text:span><text:span text:style-name="T4">temp</text:span><text:span text:style-name="T2">;</text:span></text:p>
      <text:p text:style-name="P3"><text:tab/><text:tab/><text:tab/>}</text:p>
      <text:p text:style-name="P4"><text:tab/><text:tab/>}</text:p>
      <text:p text:style-name="P1"/>
      <text:p text:style-name="P1">2. The best- case time complexity for a Mergesort is O(N log N) because it makes N comparisons altogether. In the best case the two halves would make N/4 number of comparisons each so adding them together would be N/2. After that merging the two halves together creates N/2 + N/2 number of comparisons making it N number of comparisons altogether.</text:p>
      <text:p text:style-name="P1"/>
      <text:p text:style-name="P1">3. The worst case time complexity for a Mergesort is also O(N lg N) because it would follow the same logic as the best case time complexity since it would have to make N/4 comparisons in the two halves and then N/ 2 number of comparisons when they are merged together making it a total of N number of comparis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51:41.097901506</meta:creation-date>
    <dc:date>2018-11-02T18:03:16.715309230</dc:date>
    <meta:editing-duration>PT10M50S</meta:editing-duration>
    <meta:editing-cycles>3</meta:editing-cycles>
    <meta:generator>LibreOffice/5.1.6.2$Linux_X86_64 LibreOffice_project/10m0$Build-2</meta:generator>
    <meta:document-statistic meta:table-count="0" meta:image-count="0" meta:object-count="0" meta:page-count="1" meta:paragraph-count="20" meta:word-count="261" meta:character-count="1326" meta:non-whitespace-character-count="1034"/>
  </office:meta>
</office:document-meta>
</file>